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cm" svg:height="6.6cm" svg:x="6.9cm" svg:y="3.8cm">
          <text:p text:style-name="P1">saps </text:p>
          <text:p text:style-name="P1">util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cm" svg:height="3.5cm" svg:x="1.1cm" svg:y="3.8cm">
          <text:p text:style-name="P1">Simulation</text:p>
          <text:p text:style-name="P1">description</text:p>
          <text:p text:style-name="P1">file *.sa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7cm" svg:height="1.5cm" svg:x="15.5cm" svg:y="3.8cm">
          <text:p text:style-name="P1">job defini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9cm" svg:height="1.5cm" svg:x="11.6cm" svg:y="3.8cm">
          <text:p text:style-name="P1">simulat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5cm" svg:x="11.6cm" svg:y="5.5cm">
          <text:p text:style-name="P1">collec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cm" svg:height="1.5cm" svg:x="11.6cm" svg:y="7.2cm">
          <text:p text:style-name="P1">analys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cm" svg:height="1.5cm" svg:x="11.6cm" svg:y="8.9cm">
          <text:p text:style-name="P1">plo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cm" svg:height="1.5cm" svg:x="15.5cm" svg:y="5.5cm">
          <text:p text:style-name="P1">itpp result fi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7cm" svg:height="1.5cm" svg:x="15.5cm" svg:y="7.2cm">
          <text:p text:style-name="P1">analyse scrip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7cm" svg:height="1.5cm" svg:x="15.5cm" svg:y="8.9cm">
          <text:p text:style-name="P1">gnuplot out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cm" svg:height="2.9cm" svg:x="1.1cm" svg:y="7.5cm">
          <text:p text:style-name="P1">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4cm" svg:height="0.6cm" svg:x="5.5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001cm" svg:height="0.1cm" svg:x="6.2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4cm" svg:height="0.6cm" svg:x="5.5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5.8cm" svg:height="3.2cm" svg:x="21.2cm" svg:y="3.8cm">
          <text:p text:style-name="P1">Simulation program</text:p>
          <text:p text:style-name="P1">(Cluster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0.6cm" svg:x="14.5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cm" svg:height="0.6cm" svg:x="14.5cm" svg:y="5.9cm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cm" svg:height="0.6cm" svg:x="14.5cm" svg:y="8cm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cm" svg:height="0.6cm" svg:x="14.5cm" svg:y="7.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cm" svg:height="0.6cm" svg:x="14.5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cm" svg:height="0.6cm" svg:x="20.2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cm" svg:height="0.6cm" svg:x="20.2cm" svg:y="5.9cm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layer="layout" svg:width="2.581cm" svg:height="0.962cm" svg:x="11.8cm" svg:y="2.8cm">
          <draw:text-box>
            <text:p>Actions</text:p>
          </draw:text-box>
        </draw:frame>
        <draw:frame draw:style-name="gr16" draw:text-style-name="P1" draw:layer="layout" svg:width="4.583cm" svg:height="1.673cm" svg:x="1.117cm" svg:y="2.227cm">
          <draw:text-box>
            <text:p text:style-name="P1">Command line</text:p>
            <text:p text:style-name="P1">op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bert </meta:initial-creator>
    <meta:creation-date>2013-10-04T22:37:12.516717618</meta:creation-date>
    <dc:date>2013-10-04T22:56:13.717874646</dc:date>
    <dc:creator>gilbert </dc:creator>
    <meta:editing-duration>PT3M48S</meta:editing-duration>
    <meta:editing-cycles>3</meta:editing-cycles>
    <meta:generator>LibreOffice/4.1.2.2$Linux_X86_64 LibreOffice_project/410$Build-2</meta:generator>
    <meta:document-statistic meta:object-count="24"/>
  </office:meta>
</office:document-meta>
</file>